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VIZ colors</text:p>
          </table:table-cell>
          <table:covered-table-cell table:style-name="ce2"/>
          <table:table-cell/>
          <table:table-cell office:value-type="string" calcext:value-type="string">
            <text:p>Greys</text:p>
          </table:table-cell>
          <table:table-cell table:number-columns-repeated="5"/>
          <table:table-cell office:value-type="string" calcext:value-type="string">
            <text:p>Bright colors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]+([.F3]-[.F2])/2" office:value-type="float" office:value="42.5" calcext:value-type="float">
            <text:p>42.5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N8]+1"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Y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H2]" office:value-type="float" office:value="42.5" calcext:value-type="float">
            <text:p>42.5</text:p>
          </table:table-cell>
          <table:table-cell table:formula="of:=[.F3]+([.F4]-[.F3])/2" office:value-type="float" office:value="127.5" calcext:value-type="float">
            <text:p>127.5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[.N2]+1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INK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RK_GREY</text:p>
          </table:table-cell>
          <table:table-cell office:value-type="float" office:value="5" calcext:value-type="float">
            <text:p>5</text:p>
          </table:table-cell>
          <table:table-cell table:formula="of:=[.F3]*2" office:value-type="float" office:value="170" calcext:value-type="float">
            <text:p>170</text:p>
          </table:table-cell>
          <table:table-cell table:formula="of:=[.H3]" office:value-type="float" office:value="127.5" calcext:value-type="float">
            <text:p>127.5</text:p>
          </table:table-cell>
          <table:table-cell table:formula="of:=[.F4]+([.F5]-[.F4])/2" office:value-type="float" office:value="212.5" calcext:value-type="float">
            <text:p>212.5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[.N3]+1" office:value-type="float" office:value="51" calcext:value-type="float">
            <text:p>51</text:p>
          </table:table-cell>
          <table:table-cell table:formula="of:=[.L4]+([.L5]-[.L4])/2" office:value-type="float" office:value="90" calcext:value-type="float">
            <text:p>90</text:p>
          </table:table-cell>
          <table:table-cell/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table:formula="of:=[.H4]" office:value-type="float" office:value="212.5" calcext:value-type="float">
            <text:p>212.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[.N4]+1" office:value-type="float" office:value="91" calcext:value-type="float">
            <text:p>91</text:p>
          </table:table-cell>
          <table:table-cell table:formula="of:=[.L5]+([.L6]-[.L5])/2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CYAN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formula="of:=[.N5]+1" office:value-type="float" office:value="151" calcext:value-type="float">
            <text:p>151</text:p>
          </table:table-cell>
          <table:table-cell table:formula="of:=[.L6]+([.L7]-[.L6])/2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_GRE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==green==blue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formula="of:=[.N5]+1" office:value-type="float" office:value="151" calcext:value-type="float">
            <text:p>151</text:p>
          </table:table-cell>
          <table:table-cell table:formula="of:=[.L7]+([.L8]-[.L7])/2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 saturation</text:p>
          </table:table-cell>
          <table:table-cell table:number-columns-repeated="5"/>
          <table:table-cell office:value-type="string" calcext:value-type="string">
            <text:p>MAGENTA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[.N6]+1" office:value-type="float" office:value="211" calcext:value-type="float">
            <text:p>211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E_GREEN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ENTA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J2:Sheet1.L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10:59:23.934287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52:52.511785579</meta:creation-date>
    <dc:date>2018-05-28T11:55:14.607810257</dc:date>
    <meta:editing-duration>PT5H45M33S</meta:editing-duration>
    <meta:editing-cycles>4</meta:editing-cycles>
    <meta:generator>LibreOffice/5.1.6.2$Linux_X86_64 LibreOffice_project/10m0$Build-2</meta:generator>
    <meta:document-statistic meta:table-count="1" meta:cell-count="98" meta:object-count="0"/>
  </office:meta>
</office:document-meta>
</file>